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Standard">
      <style:text-properties officeooo:paragraph-rsid="0b0ddd8e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text-properties officeooo:rsid="0dde9a1c" officeooo:paragraph-rsid="1064c7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Footnote">
      <style:text-properties officeooo:rsid="043ccc66" officeooo:paragraph-rsid="0f40045a"/>
    </style:style>
    <style:style style:name="P72" style:family="paragraph" style:parent-style-name="Footnote">
      <style:text-properties officeooo:rsid="043ccc66" officeooo:paragraph-rsid="0f4dc0dc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102f2d76"/>
    </style:style>
    <style:style style:name="P80" style:family="paragraph" style:parent-style-name="Footnote">
      <style:text-properties officeooo:paragraph-rsid="0fa0ab6e"/>
    </style:style>
    <style:style style:name="P81" style:family="paragraph" style:parent-style-name="Standard">
      <style:text-properties officeooo:paragraph-rsid="0fdfc605"/>
    </style:style>
    <style:style style:name="P82" style:family="paragraph" style:parent-style-name="Standard">
      <style:text-properties officeooo:paragraph-rsid="103d33d3"/>
    </style:style>
    <style:style style:name="P83" style:family="paragraph" style:parent-style-name="Footnote">
      <style:text-properties officeooo:paragraph-rsid="104a80be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7" style:family="paragraph" style:parent-style-name="Standard">
      <style:text-properties officeooo:paragraph-rsid="1061e0ef"/>
    </style:style>
    <style:style style:name="P88" style:family="paragraph" style:parent-style-name="Standard">
      <style:text-properties officeooo:paragraph-rsid="1062a122"/>
    </style:style>
    <style:style style:name="P89" style:family="paragraph" style:parent-style-name="Standard">
      <style:text-properties officeooo:paragraph-rsid="10640365"/>
    </style:style>
    <style:style style:name="P90" style:family="paragraph" style:parent-style-name="Footnote">
      <style:text-properties officeooo:paragraph-rsid="106b3977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language="en" fo:country="GB"/>
    </style:style>
    <style:style style:name="T23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fo:language="en" fo:country="GB" officeooo:rsid="0f28d107"/>
    </style:style>
    <style:style style:name="T233" style:family="text">
      <style:text-properties fo:language="en" fo:country="GB" officeooo:rsid="1052c7f3"/>
    </style:style>
    <style:style style:name="T234" style:family="text">
      <style:text-properties fo:language="en" fo:country="GB" officeooo:rsid="105c8aaa"/>
    </style:style>
    <style:style style:name="T235" style:family="text">
      <style:text-properties fo:language="en" fo:country="GB" officeooo:rsid="105f1264"/>
    </style:style>
    <style:style style:name="T236" style:family="text">
      <style:text-properties officeooo:rsid="0f981b1c"/>
    </style:style>
    <style:style style:name="T23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8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9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60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1"><text:span text:style-name="Strong_20_Emphasis"><text:span text:style-name="T98">Checklist for installing </text:span></text:span><text:span text:style-name="Strong_20_Emphasis"><text:span text:style-name="T98"><text:user-field-get text:name="Distro">Rocky Linux</text:user-field-get></text:span></text:span><text:span text:style-name="Strong_20_Emphasis"><text:span text:style-name="T98"><text:s/></text:span></text:span><text:span text:style-name="Strong_20_Emphasis"><text:span text:style-name="T99"><text:user-field-get text:name="Version">8.10</text:user-field-get></text:span></text:span><text:span text:style-name="Strong_20_Emphasis"><text:span text:style-name="T100"><text:note text:id="ftn1" text:note-class="footnote"><text:note-citation>1</text:note-citation><text:note-body><text:p text:style-name="P83"><text:span text:style-name="T238">This </text:span><text:span text:style-name="Strong_20_Emphasis"><text:span text:style-name="T242"><text:user-field-get text:name="Distro">Rocky Linux</text:user-field-get></text:span></text:span><text:span text:style-name="T239"><text:s/></text:span><text:span text:style-name="T243"><text:user-field-get text:name="Version">8.10</text:user-field-get></text:span><text:span text:style-name="T243"><text:s/>Desktop</text:span><text:span text:style-name="T238"> (codename </text:span><text:span text:style-name="T241">GreenObsidian</text:span><text:span text:style-name="T238">) from </text:span><text:span text:style-name="T240">May</text:span><text:span text:style-name="T238"> </text:span><text:span text:style-name="Strong_20_Emphasis"><text:span text:style-name="T244"><text:user-field-get text:name="Releaseyear">2024</text:user-field-get></text:span></text:span><text:span text:style-name="T238"><text:s/>is a so-called LTS version (stands for Long-Term Support) and is supported for 5 years until </text:span><text:span text:style-name="T240">May</text:span><text:span text:style-name="T238"> 2029.</text:span></text:p></text:note-body></text:note></text:span></text:span><text:span text:style-name="Strong_20_Emphasis"><text:span text:style-name="T101"><text:s/></text:span></text:span><text:span text:style-name="Strong_20_Emphasis"><text:span text:style-name="T103">Desktop</text:span></text:span><text:span text:style-name="Strong_20_Emphasis"><text:span text:style-name="T102">.</text:span></text:span></text:p>
      <text:p text:style-name="P35"><text:span text:style-name="Strong_20_Emphasis"><text:span text:style-name="T69"/></text:span></text:p>
      <text:p text:style-name="P35"><text:span text:style-name="Strong_20_Emphasis"><text:span text:style-name="T143">This is a fillable PDF, no printing required.</text:span></text:span></text:p>
      <text:p text:style-name="P36"><text:span text:style-name="Strong_20_Emphasis"><text:span text:style-name="T97"/></text:span></text:p>
      <text:p text:style-name="P19"><text:span text:style-name="T118">Fill in the </text:span><text:span text:style-name="Strong_20_Emphasis"><text:span text:style-name="T37">text box</text:span></text:span><text:span text:style-name="T118"> behind the </text:span><text:span text:style-name="T126">underlined</text:span><text:span text:style-name="T119"> </text:span><text:span text:style-name="T118">words, see [explanation]:</text:span></text:p>
      <text:p text:style-name="P17"><text:span text:style-name="Definition"><text:span text:style-name="T231">user</text:span></text:span><text:span text:style-name="T184"><text:tab/><text:tab/></text:span><text:span text:style-name="T194"> <text:tab/><text:tab/><text:tab/> </text:span><text:span text:style-name="T185"><draw:control text:anchor-type="as-char" svg:y="-0.4cm" draw:z-index="4" draw:name="Gebruiker" draw:style-name="gr2" draw:text-style-name="P97" svg:width="6.4cm" svg:height="0.6cm" draw:control="control3"><svg:title>Gebruiker</svg:title><svg:desc>Volledige naam, bijv. Jan Stek</svg:desc></draw:control></text:span><text:span text:style-name="T185"><text:s text:c="2"/></text:span><text:span text:style-name="T186">[</text:span><text:span text:style-name="T193">F</text:span><text:span text:style-name="T187">ull </text:span><text:span text:style-name="T195">na</text:span><text:span text:style-name="T197">me,</text:span><text:span text:style-name="T195"> </text:span><text:span text:style-name="T197">e.g.</text:span><text:span text:style-name="T195"> </text:span><text:span text:style-name="T196">J</text:span><text:span text:style-name="T199">ohn Doe</text:span><text:span text:style-name="T202">]</text:span></text:p>
      <text:p text:style-name="P70"><text:span text:style-name="Definition"><text:span text:style-name="T201">USER</text:span></text:span><text:span text:style-name="Definition"><text:span text:style-name="T230">na</text:span></text:span><text:span text:style-name="Definition"><text:span text:style-name="T232">me</text:span></text:span><text:span text:style-name="T200"><text:tab/><text:tab/><text:tab/> </text:span><text:span text:style-name="T200"><draw:control text:anchor-type="as-char" svg:y="-0.4cm" draw:z-index="10" draw:name="Gberuikersnaam 2" draw:style-name="gr2" draw:text-style-name="P97" svg:width="6.4cm" svg:height="0.6cm" draw:control="control9"><svg:title>Gebruikersnaam</svg:title><svg:desc>Korte naam, bijv. jan</svg:desc></draw:control></text:span><text:span text:style-name="T20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9">j</text:span><text:span text:style-name="T111">oh</text:span><text:span text:style-name="T109">n</text:span><text:span text:style-name="T110">]</text:span></text:p>
      <text:p text:style-name="P16"><text:span text:style-name="Definition"><text:span text:style-name="T230">COMPUTERNA</text:span></text:span><text:span text:style-name="Definition"><text:span text:style-name="T232">me</text:span></text:span><text:span text:style-name="T203"><text:tab/> </text:span><text:span text:style-name="T230"><draw:control text:anchor-type="as-char" svg:y="-0.4cm" draw:z-index="5" draw:name="Computernaam" draw:style-name="gr2" draw:text-style-name="P97" svg:width="6.4cm" svg:height="0.6cm" draw:control="control4"><svg:title>Computernaam</svg:title><svg:desc>Unieke naam van de computer</svg:desc></draw:control></text:span><text:span text:style-name="T230"><text:s text:c="2"/></text:span><text:span text:style-name="T204">[</text:span><text:span text:style-name="T210">N</text:span><text:span text:style-name="T205">a</text:span><text:span text:style-name="T209">me of the</text:span><text:span text:style-name="T205"> compute</text:span><text:span text:style-name="T206">r, </text:span><text:span text:style-name="T209">e.g.</text:span><text:span text:style-name="T207"> </text:span><text:span text:style-name="T208">pc02</text:span><text:span text:style-name="T204">]</text:span></text:p>
      <text:p text:style-name="P20"><text:span text:style-name="Definition"><text:span text:style-name="T212">USER</text:span></text:span><text:span text:style-name="T211"><text:tab/><text:tab/></text:span><text:span text:style-name="T194"> <text:tab/><text:tab/><text:tab/> </text:span><text:span text:style-name="T185"><draw:control text:anchor-type="as-char" svg:y="-0.4cm" draw:z-index="8" draw:name="Gebruiker 1" draw:style-name="gr2" draw:text-style-name="P97" svg:width="6.4cm" svg:height="0.6cm" draw:control="control7"><svg:title>Gebruiker</svg:title><svg:desc>Volledige naam, bijv. Jan Stek</svg:desc></draw:control></text:span><text:span text:style-name="T185"><text:s text:c="2"/></text:span><text:span text:style-name="T186">[</text:span><text:span text:style-name="T193">F</text:span><text:span text:style-name="T188">ull </text:span><text:span text:style-name="T189">na</text:span><text:span text:style-name="T190">me</text:span><text:span text:style-name="T189"> possibly </text:span><text:span text:style-name="T192">2</text:span><text:span text:style-name="T224">nd</text:span><text:span text:style-name="T192"> </text:span><text:span text:style-name="T191">user</text:span><text:span text:style-name="T198">]</text:span></text:p>
      <text:p text:style-name="P81"><text:span text:style-name="Definition"><text:span text:style-name="T212">USERN</text:span></text:span><text:span text:style-name="Definition"><text:span text:style-name="T213">a</text:span></text:span><text:span text:style-name="Definition"><text:span text:style-name="T214">me</text:span></text:span><text:span text:style-name="Definition"><text:span text:style-name="T218"><text:tab/><text:tab/><text:tab/> </text:span></text:span><text:span text:style-name="T200"><draw:control text:anchor-type="as-char" svg:y="-0.4cm" draw:z-index="9" draw:name="Gberuikersnaam 1" draw:style-name="gr2" draw:text-style-name="P97" svg:width="6.4cm" svg:height="0.6cm" draw:control="control8"><svg:title>Gebruikersnaam</svg:title><svg:desc>Korte naam, bijv. jan</svg:desc></draw:control></text:span><text:span text:style-name="T200"><text:s text:c="2"/></text:span><text:span text:style-name="T215">[</text:span><text:span text:style-name="T217">U</text:span><text:span text:style-name="T216">ser</text:span><text:span text:style-name="T220">na</text:span><text:span text:style-name="T221">me</text:span><text:span text:style-name="T220"> possibly </text:span><text:span text:style-name="T223">2</text:span><text:span text:style-name="T225">nd</text:span><text:span text:style-name="T223"> </text:span><text:span text:style-name="T222">user</text:span><text:span text:style-name="T219">]</text:span></text:p>
      <text:p text:style-name="P18"><text:span text:style-name="T112">Replace the </text:span><text:span text:style-name="T125">underlined</text:span><text:span text:style-name="T112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12">.</text:span></text:p>
      <text:p text:style-name="P58"/>
      <text:p text:style-name="P58"/>
      <text:p text:style-name="P21"><text:span text:style-name="T121">Not yet on Linux?</text:span><text:span text:style-name="T113"><text:tab/></text:span><text:span text:style-name="T120">Use</text:span><text:span text:style-name="T114"> </text:span><text:span text:style-name="Strong_20_Emphasis"><text:span text:style-name="T123">Checklist </text:span></text:span><text:span text:style-name="Strong_20_Emphasis"><text:span text:style-name="T124">transfer</text:span></text:span><text:span text:style-name="T114"> o</text:span><text:span text:style-name="T117">n</text:span><text:span text:style-name="T11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5"> </text:span><text:span text:style-name="T117">u</text:span><text:span text:style-name="T115">nder </text:span><text:span text:style-name="T122">Linux</text:span><text:span text:style-name="T116">.</text:span></text:p>
      <text:p text:style-name="P56"><text:span text:style-name="T133">New installation?</text:span><text:span text:style-name="T135"><text:tab/><text:tab/></text:span><text:span text:style-name="T137">Start at chapter</text:span><text:span text:style-name="T135"> </text:span><text:span text:style-name="T133"><text:bookmark-ref text:reference-format="page" text:ref-name="__RefNumPara__4009_1271708128">2</text:bookmark-ref></text:span><text:span text:style-name="T135"><text:s text:c="2"/></text:span><text:span text:style-name="T134"><text:bookmark-ref text:reference-format="text" text:ref-name="__RefNumPara__4009_1271708128">Perform installation</text:bookmark-ref></text:span><text:span text:style-name="T136">.</text:span></text:p>
      <text:p text:style-name="P41"/>
      <text:p text:style-name="P41"/>
      <text:list text:style-name="L1">
        <text:list-item>
          <text:p text:style-name="P93"><text:bookmark-start text:name="__RefNumPara__4083_1271708128"/>Prepar<text:span text:style-name="T236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7" draw:name="Vorm3_0" draw:style-name="gr1" draw:text-style-name="P9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12" draw:name="Vorm3_ 1" draw:style-name="gr1" draw:text-style-name="P9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1"><text:span text:style-name="User_20_Entry"><text:span text:style-name="T72">Login any additional </text:span></text:span><text:span text:style-name="Definition"><text:span text:style-name="T229">USER</text:span></text:span><text:span text:style-name="User_20_Entry"><text:span text:style-name="T77">s</text:span></text:span><text:span text:style-name="User_20_Entry"><text:span text:style-name="T84"> </text:span></text:span><text:span text:style-name="User_20_Entry"><text:span text:style-name="T72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4" draw:name="Vorm 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7"><text:span text:style-name="Strong_20_Emphasis"><text:span text:style-name="T40">Type: </text:span></text:span><text:span text:style-name="User_20_Entry"><text:span text:style-name="T8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4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5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5" draw:name="Vorm 6" draw:style-name="gr1" draw:text-style-name="P9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6" draw:name="Vorm 7" draw:style-name="gr1" draw:text-style-name="P96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8"><text:span text:style-name="Strong_20_Emphasis"><text:span text:style-name="T40">Type: </text:span></text:span><text:span text:style-name="Strong_20_Emphasis"><text:span text:style-name="T9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4"><text:span text:style-name="Strong_20_Emphasis"><text:span text:style-name="T30">Select </text:span></text:span><text:span text:style-name="Strong_20_Emphasis"><text:span text:style-name="T57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4"><text:span text:style-name="Strong_20_Emphasis"><text:span text:style-name="T42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2"><text:span text:style-name="T127">Boot the computer from</text:span><text:span text:style-name="T131"><text:note text:id="ftn3" text:note-class="footnote"><text:note-citation>1</text:note-citation><text:note-body><text:p text:style-name="P5"><text:span text:style-name="T85">Boot menu/Setup via one of the </text:span><text:span text:style-name="T86">f</text:span><text:span text:style-name="T85">requently used keys:</text:span> <text:span text:style-name="T237">Esc</text:span>, <text:span text:style-name="T237">Delete</text:span>, <text:span text:style-name="T237">F1</text:span>, <text:span text:style-name="T237">F2</text:span>, <text:span text:style-name="T237">F9</text:span>, <text:span text:style-name="T237">F10</text:span>, <text:span text:style-name="T237">F11</text:span>, <text:span text:style-name="T260">or </text:span><text:span text:style-name="T237">F12</text:span>.</text:p></text:note-body></text:note></text:span><text:span text:style-name="T127"> an</text:span><text:span text:style-name="T129"> </text:span><text:span text:style-name="Strong_20_Emphasis"><text:span text:style-name="T106"><text:user-field-get text:name="Distro">Rocky Linux</text:user-field-get></text:span></text:span><text:span text:style-name="T130"><text:s/></text:span><text:span text:style-name="T107"><text:user-field-get text:name="Version">8.10</text:user-field-get></text:span><text:span text:style-name="T107"><text:s/></text:span><text:span text:style-name="Strong_20_Emphasis"><text:span text:style-name="T70">Desktop </text:span></text:span><text:span text:style-name="Strong_20_Emphasis"><text:span text:style-name="T68">L</text:span></text:span><text:span text:style-name="T65">ive</text:span><text:span text:style-name="T65"><text:note text:id="ftn4" text:note-class="footnote"><text:note-citation>2</text:note-citation><text:note-body><text:p text:style-name="P80"><text:span text:style-name="T17">From a Live USB stick you can boot and work with </text:span><text:span text:style-name="Strong_20_Emphasis"><text:span text:style-name="T132"><text:user-field-get text:name="Distro">Rocky Linux</text:user-field-get></text:span></text:span><text:span text:style-name="Strong_20_Emphasis"><text:span text:style-name="T132"><text:s/></text:span></text:span><text:span text:style-name="T17">without modifying any files on the hard drive and also allows installation of </text:span><text:span text:style-name="Strong_20_Emphasis"><text:span text:style-name="T132"><text:user-field-get text:name="Distro">Rocky Linux</text:user-field-get></text:span></text:span><text:span text:style-name="Strong_20_Emphasis"><text:span text:style-name="T132">.</text:span></text:span></text:p></text:note-body></text:note></text:span><text:span text:style-name="T127"> USB stick</text:span><text:span text:style-name="T66"><text:note text:id="ftn5" text:note-class="footnote"><text:note-citation>3</text:note-citation><text:note-body><text:p text:style-name="P90"><text:span text:style-name="Strong_20_Emphasis"><text:span text:style-name="T73">Create a bootable USB stick:<text:line-break/>Download a CD image file (.iso) from</text:span></text:span><text:span text:style-name="Strong_20_Emphasis"><text:span text:style-name="T75"> </text:span></text:span><text:a xlink:type="simple" xlink:href="https://rockylinux.org/nl/download" text:style-name="Internet_20_link" text:visited-style-name="Visited_20_Internet_20_Link"><text:span text:style-name="Strong_20_Emphasis"><text:span text:style-name="T227">rockylinux.org/nl/download</text:span></text:span></text:a><text:span text:style-name="Strong_20_Emphasis"><text:span text:style-name="T75">, </text:span></text:span><text:span text:style-name="Strong_20_Emphasis"><text:span text:style-name="T76">under </text:span></text:span><text:span text:style-name="Strong_20_Emphasis"><text:span text:style-name="T82">De</text:span></text:span><text:span text:style-name="Strong_20_Emphasis"><text:span text:style-name="T83">fault</text:span></text:span><text:span text:style-name="Strong_20_Emphasis"><text:span text:style-name="T82"> Images</text:span></text:span><text:span text:style-name="Strong_20_Emphasis"><text:span text:style-name="T76"> click </text:span></text:span><text:span text:style-name="Strong_20_Emphasis"><text:span text:style-name="T82">Rocky Linux 8</text:span></text:span><text:span text:style-name="Strong_20_Emphasis"><text:span text:style-name="T76">, and click </text:span></text:span><text:span text:style-name="Strong_20_Emphasis"><text:span text:style-name="T83">DVD ISO</text:span></text:span><text:span text:style-name="Strong_20_Emphasis"><text:span text:style-name="T76">.<text:line-break/></text:span></text:span><text:span text:style-name="Strong_20_Emphasis"><text:span text:style-name="T74">The next steps are described in </text:span></text:span><text:span text:style-name="Strong_20_Emphasis"><text:span text:style-name="T80">Linux informati</text:span></text:span><text:span text:style-name="Strong_20_Emphasis"><text:span text:style-name="T81">on</text:span></text:span><text:span text:style-name="Strong_20_Emphasis"><text:span text:style-name="T7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6">karelzimmer.nl/en</text:span></text:span></text:a><text:span text:style-name="Strong_20_Emphasis"><text:span text:style-name="T74">, under </text:span></text:span><text:span text:style-name="Strong_20_Emphasis"><text:span text:style-name="T80">Linux</text:span></text:span><text:span text:style-name="Strong_20_Emphasis"><text:span text:style-name="T74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9"><text:span text:style-name="T108">Select</text:span><text:span text:style-name="Strong_20_Emphasis"><text:span text:style-name="T43"> </text:span></text:span><text:span text:style-name="Strong_20_Emphasis"><text:span text:style-name="T90">Install</text:span></text:span><text:span text:style-name="Strong_20_Emphasis"><text:span text:style-name="T44"> </text:span></text:span><text:span text:style-name="Strong_20_Emphasis"><text:span text:style-name="T91"><text:user-field-get text:name="Distro">Rocky Linux</text:user-field-get></text:span></text:span><text:span text:style-name="Strong_20_Emphasis"><text:span text:style-name="T93"><text:s/></text:span></text:span><text:span text:style-name="Strong_20_Emphasis"><text:span text:style-name="T92"><text:user-field-get text:name="Version">8.10</text:user-field-get>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5"><text:span text:style-name="Strong_20_Emphasis"><text:span text:style-name="T94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7" draw:name="Vorm 1" draw:style-name="gr1" draw:text-style-name="P96" svg:width="0.35cm" svg:height="0.35cm" draw:control="control26"/></text:span></text:span></text:p>
          </table:table-cell>
          <table:table-cell table:style-name="_32_._5f_Installatie_5f_uitvoeren.C3" office:value-type="string">
            <text:p text:style-name="P26"><text:span text:style-name="T144">At</text:span><text:span text:style-name="T145"> </text:span><text:span text:style-name="Strong_20_Emphasis"><text:span text:style-name="T144">WELCOME TO ROCKY LINUX 8.10</text:span></text:span><text:span text:style-name="Strong_20_Emphasis"><text:span text:style-name="T156"> select language and click </text:span></text:span><text:span text:style-name="T167">Continue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1" draw:name="Vorm 10" draw:style-name="gr1" draw:text-style-name="P96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6"><text:span text:style-name="T147">U</text:span><text:span text:style-name="T148">nder</text:span><text:span text:style-name="T145"> </text:span><text:span text:style-name="Strong_20_Emphasis"><text:span text:style-name="T148">USER SETTINGS</text:span></text:span><text:span text:style-name="Strong_20_Emphasis"><text:span text:style-name="T162"> </text:span></text:span><text:span text:style-name="Strong_20_Emphasis"><text:span text:style-name="T163">click</text:span></text:span><text:span text:style-name="Strong_20_Emphasis"><text:span text:style-name="T164"> </text:span></text:span><text:span text:style-name="T168">User </text:span><text:span text:style-name="T174">C</text:span><text:span text:style-name="T168">reation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84"><text:span text:style-name="T233">Enter your</text:span><text:span text:style-name="T234"> </text:span><text:span text:style-name="Strong_20_Emphasis"><text:span text:style-name="T64">Full name</text:span></text:span><text:span text:style-name="Strong_20_Emphasis"><text:span text:style-name="T47"> </text:span></text:span><text:span text:style-name="Definition"><text:span text:style-name="T12">user</text:span></text:span><text:span text:style-name="Strong_20_Emphasis"><text:span text:style-name="T48">, <text:line-break/></text:span></text:span><text:span text:style-name="Strong_20_Emphasis"><text:span text:style-name="T64">User name</text:span></text:span><text:span text:style-name="Strong_20_Emphasis"><text:span text:style-name="T47"> </text:span></text:span><text:span text:style-name="Definition"><text:span text:style-name="T12">username</text:span></text:span><text:span text:style-name="Strong_20_Emphasis"><text:span text:style-name="T47">,</text:span></text:span></text:p>
            <text:p text:style-name="P84"><text:span text:style-name="Strong_20_Emphasis"><text:span text:style-name="T49">check</text:span></text:span><text:span text:style-name="Strong_20_Emphasis"><text:span text:style-name="T50"> </text:span></text:span><text:span text:style-name="Strong_20_Emphasis"><text:span text:style-name="T59">Ma</text:span></text:span><text:span text:style-name="Strong_20_Emphasis"><text:span text:style-name="T60">ke this user administrator</text:span></text:span><text:span text:style-name="Strong_20_Emphasis"><text:span text:style-name="T50">,</text:span></text:span></text:p>
            <text:p text:style-name="P85"><text:span text:style-name="Strong_20_Emphasis"><text:span text:style-name="T46">enter a </text:span></text:span><text:span text:style-name="Strong_20_Emphasis"><text:span text:style-name="T58">password</text:span></text:span><text:span text:style-name="Strong_20_Emphasis"><text:span text:style-name="T46"> twice</text:span></text:span><text:span text:style-name="Strong_20_Emphasis"><text:span text:style-name="T50"> </text:span></text:span><text:span text:style-name="Strong_20_Emphasis"><text:span text:style-name="T51">and c</text:span></text:span><text:span text:style-name="Strong_20_Emphasis"><text:span text:style-name="T50">li</text:span></text:span><text:span text:style-name="Strong_20_Emphasis"><text:span text:style-name="T52">c</text:span></text:span><text:span text:style-name="Strong_20_Emphasis"><text:span text:style-name="T50">k </text:span></text:span><text:span text:style-name="Strong_20_Emphasis"><text:span text:style-name="T61">Done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2" draw:name="Vorm 11" draw:style-name="gr1" draw:text-style-name="P96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7">U</text:span><text:span text:style-name="T148">nder</text:span><text:span text:style-name="T146"> </text:span><text:span text:style-name="T169">SOFTWARE</text:span><text:span text:style-name="T146"> </text:span><text:span text:style-name="T147">click</text:span><text:span text:style-name="T149"> </text:span><text:span text:style-name="T169">Installati</text:span><text:span text:style-name="T170">on Source</text:span><text:span text:style-name="T146"> </text:span><text:span text:style-name="T149">and click </text:span><text:span text:style-name="T170">Done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3" draw:name="Vorm 2" draw:style-name="gr1" draw:text-style-name="P96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7">U</text:span><text:span text:style-name="T148">nder</text:span><text:span text:style-name="T146"> </text:span><text:span text:style-name="T169">SYSTEM</text:span><text:span text:style-name="T146"> </text:span><text:span text:style-name="T147">click</text:span><text:span text:style-name="T149"> </text:span><text:span text:style-name="T169">Installati</text:span><text:span text:style-name="T170">on Destination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0"><text:span text:style-name="T235">Check</text:span><text:span text:style-name="T257"> </text:span><text:span text:style-name="T258">the </text:span><text:span text:style-name="T259">Device Selection</text:span><text:span text:style-name="T245"> </text:span><text:span text:style-name="Strong_20_Emphasis"><text:span text:style-name="T247">and click </text:span></text:span><text:span text:style-name="Strong_20_Emphasis"><text:span text:style-name="T246">Done</text:span></text:span><text:span text:style-name="Strong_20_Emphasis"><text:span text:style-name="T248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4" draw:name="Vorm 12" draw:style-name="gr1" draw:text-style-name="P96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6"><text:span text:style-name="T147">U</text:span><text:span text:style-name="T148">nder</text:span><text:span text:style-name="T146"> </text:span><text:span text:style-name="T169">SYSTEM</text:span><text:span text:style-name="T146"> </text:span><text:span text:style-name="T147">click</text:span><text:span text:style-name="T149"> </text:span><text:span text:style-name="T169">Netwerk &amp; </text:span><text:span text:style-name="T167">H</text:span><text:span text:style-name="T169">ost </text:span><text:span text:style-name="T167">N</text:span><text:span text:style-name="T169">a</text:span><text:span text:style-name="T167">me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8"><text:span text:style-name="T178">Move</text:span><text:span text:style-name="T176"> the slider behind the network adapter </text:span><text:span text:style-name="T177">from </text:span><text:span text:style-name="T180">OFF</text:span><text:span text:style-name="T177"> </text:span><text:span text:style-name="T176">to </text:span><text:span text:style-name="T179">ON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4"><text:span text:style-name="T150">Enter you</text:span><text:span text:style-name="T154">r</text:span><text:span text:style-name="T151"> </text:span><text:span text:style-name="Strong_20_Emphasis"><text:span text:style-name="T152">Host </text:span></text:span><text:span text:style-name="Strong_20_Emphasis"><text:span text:style-name="T150">N</text:span></text:span><text:span text:style-name="Strong_20_Emphasis"><text:span text:style-name="T152">am</text:span></text:span><text:span text:style-name="Strong_20_Emphasis"><text:span text:style-name="T150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8"> </text:span></text:span><text:span text:style-name="Strong_20_Emphasis"><text:span text:style-name="T159">and click </text:span></text:span><text:span text:style-name="Strong_20_Emphasis"><text:span text:style-name="T171">Apply</text:span>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86"><text:span text:style-name="Strong_20_Emphasis"><text:span text:style-name="T161">C</text:span></text:span><text:span text:style-name="Strong_20_Emphasis"><text:span text:style-name="T155">li</text:span></text:span><text:span text:style-name="Strong_20_Emphasis"><text:span text:style-name="T161">c</text:span></text:span><text:span text:style-name="Strong_20_Emphasis"><text:span text:style-name="T155">k </text:span></text:span><text:span text:style-name="Strong_20_Emphasis"><text:span text:style-name="T170">Done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5" draw:name="Vorm 5" draw:style-name="gr1" draw:text-style-name="P96" svg:width="0.35cm" svg:height="0.35cm" draw:control="control24"/></text:span></text:span></text:p>
          </table:table-cell>
          <table:table-cell table:style-name="_32_._5f_Installatie_5f_uitvoeren.C17" office:value-type="string">
            <text:p text:style-name="P26"><text:span text:style-name="T147">U</text:span><text:span text:style-name="T148">nder</text:span><text:span text:style-name="T146"> </text:span><text:span text:style-name="T169">SOFTWARE</text:span><text:span text:style-name="T146"> </text:span><text:span text:style-name="T147">click</text:span><text:span text:style-name="T149"> </text:span><text:span text:style-name="T172">Software </text:span><text:span text:style-name="T173">S</text:span><text:span text:style-name="T172">electi</text:span><text:span text:style-name="T173">on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7" office:value-type="string">
            <text:p text:style-name="P26"><text:span text:style-name="T153">Select </text:span><text:span text:style-name="T172">Server</text:span><text:span text:style-name="T153"> </text:span><text:span text:style-name="Strong_20_Emphasis"><text:span text:style-name="T164">and click </text:span></text:span><text:span text:style-name="Strong_20_Emphasis"><text:span text:style-name="T175">Done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6" draw:name="Vorm 14" draw:style-name="gr1" draw:text-style-name="P96" svg:width="0.35cm" svg:height="0.35cm" draw:control="control25"/></text:span></text:span></text:p>
          </table:table-cell>
          <table:table-cell table:style-name="_32_._5f_Installatie_5f_uitvoeren.C24" office:value-type="string">
            <text:p text:style-name="P25"><text:span text:style-name="Strong_20_Emphasis"><text:span text:style-name="T165">Click</text:span></text:span><text:span text:style-name="Strong_20_Emphasis"><text:span text:style-name="T166"> </text:span></text:span><text:span text:style-name="Strong_20_Emphasis"><text:span text:style-name="T181">Begin </text:span></text:span><text:span text:style-name="Strong_20_Emphasis"><text:span text:style-name="T182">Installation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8" draw:name="Vorm 13" draw:style-name="gr1" draw:text-style-name="P96" svg:width="0.35cm" svg:height="0.35cm" draw:control="control27"/></text:span></text:span></text:p>
          </table:table-cell>
          <table:table-cell table:style-name="_32_._5f_Installatie_5f_uitvoeren.C24" office:value-type="string">
            <text:p text:style-name="P27"><text:span text:style-name="Strong_20_Emphasis"><text:span text:style-name="T165">Click</text:span></text:span><text:span text:style-name="Strong_20_Emphasis"><text:span text:style-name="T166"> </text:span></text:span><text:span text:style-name="Strong_20_Emphasis"><text:span text:style-name="T183">Reboot System</text:span></text:span><text:span text:style-name="Strong_20_Emphasis"><text:span text:style-name="T157">.</text:span></text:span></text:p>
          </table:table-cell>
        </table:table-row>
      </table:table>
      <text:p text:style-name="P59"><text:span text:style-name="Strong_20_Emphasis"><text:span text:style-name="T45"/></text:span></text:p>
      <text:list text:continue-numbering="true" text:style-name="L1">
        <text:list-item>
          <text:p text:style-name="P92"><text:span text:style-name="Strong_20_Emphasis"><text:span text:style-name="T63">Finish installation</text:span></text:span></text:p>
        </text:list-item>
      </text:list>
      <text:p text:style-name="P6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42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7"><text:span text:style-name="Strong_20_Emphasis"><text:span text:style-name="T40">Type: </text:span></text:span><text:span text:style-name="User_20_Entry"><text:span text:style-name="T8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5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9"><text:span text:style-name="Strong_20_Emphasis"><text:span text:style-name="T40">Type: </text:span></text:span><text:span text:style-name="Strong_20_Emphasis"><text:span text:style-name="T96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2">3</text:span></text:span><text:span text:style-name="Strong_20_Emphasis"><text:span text:style-name="T53"> </text:span></text:span><text:span text:style-name="Strong_20_Emphasis"><text:span text:style-name="T54">Finish installatio</text:span></text:span><text:span text:style-name="Strong_20_Emphasis"><text:span text:style-name="T55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</table:table>
      <text:p text:style-name="P60"><text:span text:style-name="Strong_20_Emphasis"><text:span text:style-name="T22"/></text:span></text:p>
      <text:list text:continue-numbering="true" text:style-name="L1">
        <text:list-item>
          <text:p text:style-name="P95"><text:span text:style-name="Strong_20_Emphasis"><text:span text:style-name="T16">P</text:span></text:span><text:span text:style-name="Strong_20_Emphasis"><text:span text:style-name="T142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6" draw:name="Vorm40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11" draw:name="Vorm40_ 1" draw:style-name="gr1" draw:text-style-name="P96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2"><text:span text:style-name="User_20_Entry"><text:span text:style-name="T88">Login any additional </text:span></text:span><text:span text:style-name="Definition"><text:span text:style-name="T228">USER</text:span></text:span><text:span text:style-name="User_20_Entry"><text:span text:style-name="T87">s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71"><draw:control text:anchor-type="as-char" draw:z-index="13" draw:name="Vorm4_ 2" draw:style-name="gr1" draw:text-style-name="P96" svg:width="0.35cm" svg:height="0.35cm" draw:control="control12"/></text:span></text:span></text:p>
          </table:table-cell>
          <table:table-cell table:style-name="Tabel2.D2" office:value-type="string">
            <text:p text:style-name="P69"><text:span text:style-name="Strong_20_Emphasis"><text:span text:style-name="T95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19" draw:name="Vorm 8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20" draw:name="Vorm 9" draw:style-name="gr1" draw:text-style-name="P96" svg:width="0.35cm" svg:height="0.35cm" draw:control="control19"/></text:span></text:span></text:p>
          </table:table-cell>
          <table:table-cell table:style-name="Tabel2.D5" office:value-type="string">
            <text:p text:style-name="P89"><text:span text:style-name="Strong_20_Emphasis"><text:span text:style-name="T40">Type: </text:span></text:span><text:span text:style-name="Strong_20_Emphasis"><text:span text:style-name="T96">kz menu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8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2">4</text:span></text:span><text:span text:style-name="Strong_20_Emphasis"><text:span text:style-name="T56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46"/>
      <text:p text:style-name="P47"/>
      <text:p text:style-name="P57"><text:span text:style-name="T140">End of checklist,</text:span><text:span text:style-name="T141"> </text:span><text:span text:style-name="Strong_20_Emphasis"><text:span text:style-name="T104"><text:user-field-get text:name="Distro">Rocky Linux</text:user-field-get></text:span></text:span><text:span text:style-name="T139"><text:s/></text:span><text:span text:style-name="T138"><text:user-field-get text:name="Version">8.10</text:user-field-get></text:span><text:span text:style-name="T138"><text:s/></text:span><text:span text:style-name="Strong_20_Emphasis"><text:span text:style-name="T105">Desktop</text:span></text:span><text:span text:style-name="Strong_20_Emphasis"><text:span text:style-name="T67"> </text:span></text:span><text:span text:style-name="T140">installation is complete.</text:span></text:p>
      <text:p text:style-name="P34"/>
      <text:p text:style-name="P22"><text:span text:style-name="Emphasis"><text:span text:style-name="T249">Written</text:span></text:span><text:span text:style-name="Emphasis"><text:span text:style-name="T250"> </text:span></text:span><text:span text:style-name="Emphasis"><text:span text:style-name="T249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1">.</text:span></text:span></text:p>
      <text:p text:style-name="P23"><text:span text:style-name="Emphasis"><text:span text:style-name="T254">License </text:span></text:span><text:span text:style-name="Emphasis"><text:span text:style-name="T252">C</text:span></text:span><text:span text:style-name="Emphasis"><text:span text:style-name="T253">C0</text:span></text:span><text:span text:style-name="Emphasis"><text:span text:style-name="T251"> 1.0 </text:span></text:span><text:span text:style-name="Emphasis"><text:span text:style-name="T25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0-06T09:24:18.368861884">06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10-06T09:24:18.259028463</dc:date>
    <meta:keyword>Installatie</meta:keyword>
    <meta:keyword>Checklist</meta:keyword>
    <meta:keyword>Linux</meta:keyword>
    <meta:editing-cycles>6948</meta:editing-cycles>
    <meta:editing-duration>P12DT6H34M5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4" meta:word-count="458" meta:character-count="2877" meta:non-whitespace-character-count="2449"/>
    <meta:user-defined meta:name="Info 1"/>
    <meta:user-defined meta:name="Info 2"/>
    <meta:user-defined meta:name="Info 3"/>
    <meta:user-defined meta:name="Info 4"/>
  </office:meta>
</office:document-meta>
</file>